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nChangeLogWriter.printChangeLog( final PrintWriter output , final SvnEntry [ ] entr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vnChangeLogWriter.printEntry( final PrintWriter output , final SvnEntry entry , final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